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inverständniserklärung zur Teilnahme an der wissenschaftlichen Studie</text:p>
      <text:p text:style-name="Standard"/>
      <text:p text:style-name="Standard">Titel der Studie: Adaptive kognitive Aufgabe &amp; Flow-Zustand – Eine Verhaltensstudie zur Test-Retest-Reliabilität</text:p>
      <text:p text:style-name="Standard">Einrichtung: [Name Ihres Instituts / Ihrer Universität]</text:p>
      <text:p text:style-name="Standard">Versuchsleitung: [Ihr Name]</text:p>
      <text:p text:style-name="Standard">Betreuung: [Name der/des Betreuer/in]</text:p>
      <text:p text:style-name="Standard">1. Ziel und Zweck der Studie</text:p>
      <text:p text:style-name="Standard"/>
      <text:p text:style-name="Standard">Sie nehmen an einer Verhaltensstudie teil, die sich mit der Zuverlässigkeit (Test-Retest-Reliabilität) eines adaptiven Rechentests beschäftigt. Dabei wird untersucht, wie stabil die Leistung und das subjektive Erleben (insbesondere der sogenannte Flow-Zustand – ein Gefühl des völligen Aufgehens in einer Tätigkeit) über zwei Sitzungen hinweg sind.</text:p>
      <text:p text:style-name="Standard"/>
      <text:p text:style-name="Standard">Die Ergebnisse dieser Studie dienen der Vorbereitung einer größer angelegten Untersuchung und werden im Rahmen einer Bachelorarbeit ausgewertet.</text:p>
      <text:p text:style-name="Standard">2. Ablauf der Untersuchung</text:p>
      <text:p text:style-name="Standard"/>
      <text:p text:style-name="Standard">Die Studie umfasst zwei Termine (Sitzung 1 und Sitzung 2), die im Abstand von etwa einer Woche stattfinden. Jede Sitzung dauert ungefähr 30–40 Minuten und findet in einem ruhigen Laborraum statt.</text:p>
      <text:p text:style-name="Standard"/>
      <text:p text:style-name="Standard"><text:s text:c="4"/>Aufgabe: Sie bearbeiten eine computergestützte Aufgabe. Es werden nacheinander einfache Rechenoperationen (Addition und Subtraktion) auf einem Bildschirm präsentiert.</text:p>
      <text:p text:style-name="Standard"/>
      <text:p text:style-name="Standard"><text:s text:c="4"/>Adaptives Verfahren: Die Aufgabenschwierigkeit passt sich automatisch an Ihre Leistung an: Je besser Sie sind, desto anspruchsvoller werden die Aufgaben. Dadurch soll ein ausgewogenes Verhältnis von Herausforderung und Fähigkeit (Flow) erreicht werden.</text:p>
      <text:p text:style-name="Standard"/>
      <text:p text:style-name="Standard"><text:s text:c="4"/>Befragung: Nach jeder Aufgabe werden Sie gebeten, einen kurzen Fragebogen zu Ihrem Erleben (z. B. Konzentration, Aufgehen in der Tätigkeit) auszufüllen.</text:p>
      <text:p text:style-name="Standard"/>
      <text:p text:style-name="Standard">Ihre Reaktionen (Tasten-druck, Reaktionszeit, Genauigkeit) werden während der Bearbeitung automatisch und ohne Rückschluss auf Ihre Person aufgezeichnet.</text:p>
      <text:p text:style-name="Standard">3. Risiken und Unannehmlichkeiten</text:p>
      <text:p text:style-name="Standard"/>
      <text:p text:style-name="Standard">Es handelt sich um eine risikofreie Verhaltensstudie ohne medizinische oder invasive Verfahren. Die Teilnahme ist mit keinen bekannten physischen oder psychischen Risiken verbunden. Bei längeren Konzentrationsphasen kann vorübergehend ein Gefühl der mentalen Ermüdung auftreten – dies ist völlig normal und vergeht nach kurzer Zeit.</text:p>
      <text:p text:style-name="Standard"/>
      <text:p text:style-name="Standard">Sollten Sie sich während der Untersuchung unwohl fühlen, können Sie die Aufgabe jederzeit ohne Angabe von Gründen abbrechen.</text:p>
      <text:p text:style-name="Standard">4. Freiwilligkeit der Teilnahme</text:p>
      <text:p text:style-name="Standard"/>
      <text:p text:style-name="Standard">Die Teilnahme an dieser Studie ist vollkommen freiwillig. Sie haben das Recht, Ihre Teilnahme jederzeit und ohne Angabe von Gründen abzubrechen, ohne dass Ihnen dadurch irgendwelche Nachteile entstehen.</text:p>
      <text:p text:style-name="Standard"/>
      <text:p text:style-name="Standard">6. Datenschutz und Vertraulichkeit</text:p>
      <text:p text:style-name="Standard"/>
      <text:p text:style-name="Standard"><text:soft-page-break/>Der Umgang mit Ihren Daten erfolgt streng nach den Bestimmungen der Datenschutz-Grundverordnung (DSGVO).</text:p>
      <text:p text:style-name="Standard"/>
      <text:p text:style-name="Standard"><text:s text:c="4"/>Pseudonymisierung: Alle im Rahmen der Studie erhobenen Daten (Leistungsdaten, Fragebögen) werden nicht unter Ihrem Namen, sondern unter einem persönlichen Code (z. B. „VP23“) gespeichert. Die Einverständniserklärung mit Ihrem Namen wird getrennt von den Untersuchungsdaten an einem sicheren Ort aufbewahrt. Eine Zusammenführung der Daten ist nur über eine separate Teilnehmerliste möglich, die der Versuchsleiter getrennt verwahrt.</text:p>
      <text:p text:style-name="Standard"/>
      <text:p text:style-name="Standard"><text:s text:c="4"/>Anonymisierung: Bei der Veröffentlichung der Ergebnisse (z. B. in der Bachelorarbeit oder in Fachartikeln) werden alle Daten in anonymisierter Form dargestellt, sodass kein Rückschluss auf Ihre Person möglich ist.</text:p>
      <text:p text:style-name="Standard"/>
      <text:p text:style-name="Standard"><text:s text:c="4"/>Weitergabe: Persönliche Daten werden nicht an Dritte weitergegeben.</text:p>
      <text:p text:style-name="Standard"/>
      <text:p text:style-name="Standard"><text:s text:c="4"/>Löschung: Sie können Ihre Einwilligung zur Datenspeicherung jederzeit widerrufen. In diesem Fall werden alle bis dahin gespeicherten Daten unwiderruflich gelöscht. Kontaktieren Sie hierfür die oben genannte Versuchsleitung.</text:p>
      <text:p text:style-name="Standard"/>
      <text:p text:style-name="Standard">7. Kontakt bei Fragen</text:p>
      <text:p text:style-name="Standard"/>
      <text:p text:style-name="Standard">Bei Fragen zur Studie oder zu Ihren Rechten als Teilnehmer/in können Sie sich jederzeit an die Versuchsleitung wenden:</text:p>
      <text:p text:style-name="Standard"/>
      <text:p text:style-name="Standard">[Ihr vollständiger Name]</text:p>
      <text:p text:style-name="Standard">E-Mail: [Ihre E-Mail-Adresse]</text:p>
      <text:p text:style-name="Standard">Institut: [Name des Instituts]</text:p>
      <text:p text:style-name="Standard"/>
      <text:p text:style-name="Standard">Bei Fragen zum Datenschutz wenden Sie sich bitte an den Datenschutzbeauftragten der [Name der Universität]: [Kontakt-Datenschutz].</text:p>
      <text:p text:style-name="Standard">8. Einwilligungserklärung</text:p>
      <text:p text:style-name="Standard"/>
      <text:p text:style-name="Standard">Hiermit bestätige ich, dass ich die oben stehende Aufklärung gelesen und verstanden habe. Ich hatte die Möglichkeit, Fragen zu stellen und habe ausreichend Zeit gehabt, über meine Teilnahme zu entscheiden.</text:p>
      <text:p text:style-name="Standard"/>
      <text:p text:style-name="Standard">Ich weiß, dass meine Teilnahme freiwillig ist und ich sie jederzeit ohne Angabe von Gründen und ohne Nachteile beenden kann.</text:p>
      <text:p text:style-name="Standard"/>
      <text:p text:style-name="Standard">Ich willige ein, dass meine im Rahmen der Studie erhobenen Daten unter den beschriebenen Bedingungen pseudonymisiert gespeichert, ausgewertet und in anonymisierter Form veröffentlicht werden.</text:p>
      <text:p text:style-name="Standard"><text:tab/></text:p>
      <text:p text:style-name="Standard">Name der/des Teilnehmenden (Druckschrift)<text:tab/>Ort, Datum</text:p>
      <text:p text:style-name="Standard"><text:tab/></text:p>
      <text:p text:style-name="Standard">________________________________<text:tab/>________________________________</text:p>
      <text:p text:style-name="Standard">Unterschrift der/des Teilnehmenden<text:tab/></text:p>
      <text:p text:style-name="Standard"><text:tab/></text:p>
      <text:p text:style-name="Standard">Name der Versuchsleiterin/des Versuchsleiters (Druckschrift)<text:tab/>Ort, Datum</text:p>
      <text:p text:style-name="Standard"><text:tab/></text:p>
      <text:p text:style-name="Standard">________________________________<text:tab/>________________________________</text:p>
      <text:p text:style-name="Standard">Unterschrift der Versuchsleiterin/des Versuchsleiters<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3-10T14:27:54.620769791</meta:creation-date>
    <dc:date>2026-03-10T14:29:14.139929374</dc:date>
    <meta:editing-duration>PT1M19S</meta:editing-duration>
    <meta:editing-cycles>1</meta:editing-cycles>
    <meta:document-statistic meta:table-count="0" meta:image-count="0" meta:object-count="0" meta:page-count="2" meta:paragraph-count="45" meta:word-count="606" meta:character-count="4830" meta:non-whitespace-character-count="4229"/>
    <meta:generator>LibreOffice/6.4.7.2$Linux_X86_64 LibreOffice_project/40$Build-2</meta:generator>
  </office:meta>
</office:document-meta>
</file>